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46"/>
    <style:style style:name="P2" style:family="paragraph" style:parent-style-name="Text_20_body" style:list-style-name="L46">
      <style:paragraph-properties fo:margin-top="0cm" fo:margin-bottom="0cm" style:contextual-spacing="false"/>
    </style:style>
    <style:style style:name="P3" style:family="paragraph" style:parent-style-name="Preformatted_20_Text">
      <style:text-properties officeooo:rsid="0009c2f8" officeooo:paragraph-rsid="0009c2f8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8.368cm" text:min-label-width="0.499cm"/>
      </text:list-level-style-number>
      <text:list-level-style-number text:level="2" text:style-name="Numbering_20_Symbols" style:num-suffix="." style:num-format="1">
        <style:list-level-properties text:space-before="9.615cm" text:min-label-width="0.499cm"/>
      </text:list-level-style-number>
      <text:list-level-style-number text:level="3" text:style-name="Numbering_20_Symbols" style:num-suffix="." style:num-format="1">
        <style:list-level-properties text:space-before="10.862cm" text:min-label-width="0.499cm"/>
      </text:list-level-style-number>
      <text:list-level-style-number text:level="4" text:style-name="Numbering_20_Symbols" style:num-suffix="." style:num-format="1">
        <style:list-level-properties text:space-before="12.109cm" text:min-label-width="0.499cm"/>
      </text:list-level-style-number>
      <text:list-level-style-number text:level="5" text:style-name="Numbering_20_Symbols" style:num-suffix="." style:num-format="1">
        <style:list-level-properties text:space-before="13.356cm" text:min-label-width="0.499cm"/>
      </text:list-level-style-number>
      <text:list-level-style-number text:level="6" text:style-name="Numbering_20_Symbols" style:num-suffix="." style:num-format="1">
        <style:list-level-properties text:space-before="14.603cm" text:min-label-width="0.499cm"/>
      </text:list-level-style-number>
      <text:list-level-style-number text:level="7" text:style-name="Numbering_20_Symbols" style:num-suffix="." style:num-format="1">
        <style:list-level-properties text:space-before="15.85cm" text:min-label-width="0.499cm"/>
      </text:list-level-style-number>
      <text:list-level-style-number text:level="8" text:style-name="Numbering_20_Symbols" style:num-suffix="." style:num-format="1">
        <style:list-level-properties text:space-before="17.098cm" text:min-label-width="0.499cm"/>
      </text:list-level-style-number>
      <text:list-level-style-number text:level="9" text:style-name="Numbering_20_Symbols" style:num-suffix="." style:num-format="1">
        <style:list-level-properties text:space-before="18.345cm" text:min-label-width="0.499cm"/>
      </text:list-level-style-number>
      <text:list-level-style-number text:level="10" text:style-name="Numbering_20_Symbols" style:num-suffix="." style:num-format="1">
        <style:list-level-properties text:space-before="19.59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ositive test cases<text:line-break/>1. Test with Username in alphanumeric characters<text:line-break/>2. Test with Username is Length of 5 alphanumeric characters<text:line-break/>3. Test with Username is Length of 10 alphanumeric characters<text:line-break/><text:line-break/>Negative test cases<text:line-break/>4. Test with Username field empty <text:line-break/>5. Test with entering Username in characters<text:line-break/>6. Test with entering Username in Numeric<text:line-break/>7. Test with entering Username in special characters<text:line-break/>8. Test with Username is Length of less than 5 alphanumeric characters<text:line-break/>9. Test with Username is Length of less greater than 10 alphanumeric characters </text:p>
      <text:p text:style-name="Preformatted_20_Text"/>
      <text:p text:style-name="Preformatted_20_Text"/>
      <text:p text:style-name="Preformatted_20_Text"/>
      <text:p text:style-name="P3">The most appropriate requirements:</text:p>
      <text:list xml:id="list15672798408865805" text:style-name="L46">
        <text:list-item>
          <text:p text:style-name="P2">Test case ID</text:p>
        </text:list-item>
        <text:list-item>
          <text:p text:style-name="P2">Test case Name</text:p>
        </text:list-item>
        <text:list-item>
          <text:p text:style-name="P2">Test case Objective</text:p>
        </text:list-item>
        <text:list-item>
          <text:p text:style-name="P2">Test case Prerequisite</text:p>
        </text:list-item>
        <text:list-item>
          <text:p text:style-name="P2">Test steps</text:p>
        </text:list-item>
        <text:list-item>
          <text:p text:style-name="P2">Test Data</text:p>
        </text:list-item>
        <text:list-item>
          <text:p text:style-name="P2">Expected Results</text:p>
        </text:list-item>
        <text:list-item>
          <text:p text:style-name="P2">Actual Results</text:p>
        </text:list-item>
        <text:list-item>
          <text:p text:style-name="P2">Status</text:p>
        </text:list-item>
        <text:list-item>
          <text:p text:style-name="P1">Priority</text:p>
        </text:list-item>
      </text:list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2:05:34.820725806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2" meta:word-count="122" meta:character-count="724" meta:non-whitespace-character-count="621"/>
  </office:meta>
</office:document-meta>
</file>